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0A87B55BECA5D32A920.png" manifest:media-type="image/png"/>
  <manifest:file-entry manifest:full-path="Pictures/1000000100000264000000A8F2BD81A26C9670BA.png" manifest:media-type="image/png"/>
  <manifest:file-entry manifest:full-path="Pictures/1000000100000264000000A8FF9CECE22F15198C.png" manifest:media-type="image/png"/>
  <manifest:file-entry manifest:full-path="Pictures/10000001000003150000019AE08DA17198274DDF.png" manifest:media-type="image/png"/>
  <manifest:file-entry manifest:full-path="Pictures/10000001000002560000005A91A48A4FF0F04B62.png" manifest:media-type="image/png"/>
  <manifest:file-entry manifest:full-path="Pictures/100000010000024E0000007030DEE09D6F29B635.png" manifest:media-type="image/png"/>
  <manifest:file-entry manifest:full-path="Pictures/10000001000001380000004A271C9AA2C6221907.png" manifest:media-type="image/png"/>
  <manifest:file-entry manifest:full-path="Pictures/100000010000029C000000C21E9DED9254322C83.png" manifest:media-type="image/png"/>
  <manifest:file-entry manifest:full-path="Pictures/10000001000002B200000064D690A07A10BA74C6.png" manifest:media-type="image/png"/>
  <manifest:file-entry manifest:full-path="Pictures/1000000100000140000000B247D1853DBDEF99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561ae" officeooo:paragraph-rsid="001561ae" style:font-weight-asian="normal" style:font-weight-complex="normal"/>
    </style:style>
    <style:style style:name="P2" style:family="paragraph" style:parent-style-name="Standard">
      <style:text-properties fo:font-size="14pt" fo:font-weight="bold" officeooo:rsid="001561ae" officeooo:paragraph-rsid="001561ae" style:font-weight-asian="bold" style:font-weight-complex="bold"/>
    </style:style>
    <style:style style:name="P3" style:family="paragraph" style:parent-style-name="Standard">
      <style:text-properties fo:font-size="14pt" fo:font-weight="bold" officeooo:rsid="0015abd1" officeooo:paragraph-rsid="0015abd1" style:font-weight-asian="bold" style:font-weight-complex="bold"/>
    </style:style>
    <style:style style:name="P4" style:family="paragraph" style:parent-style-name="Standard">
      <style:text-properties fo:font-size="16pt" fo:font-weight="bold" officeooo:rsid="001561ae" officeooo:paragraph-rsid="001561ae" style:font-weight-asian="bold" style:font-weight-complex="bold"/>
    </style:style>
    <style:style style:name="T1" style:family="text">
      <style:text-properties officeooo:rsid="0015abd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2.</text:p>
      <text:p text:style-name="P4"/>
      <text:p text:style-name="P2">1.</text:p>
      <text:p text:style-name="P1"><draw:frame draw:style-name="fr2" draw:name="Image13" text:anchor-type="as-char" svg:width="3.3335in" svg:height="1.8543in" draw:z-index="0"><draw:image xlink:href="Pictures/1000000100000140000000B247D1853DBDEF9997.png" xlink:type="simple" xlink:show="embed" xlink:actuate="onLoad" draw:mime-type="image/png"/></draw:frame></text:p>
      <text:p text:style-name="P1"><draw:frame draw:style-name="fr1" draw:name="Image12" text:anchor-type="as-char" svg:width="6.9252in" svg:height="1.0035in" draw:z-index="1"><draw:image xlink:href="Pictures/10000001000002B200000064D690A07A10BA74C6.png" xlink:type="simple" xlink:show="embed" xlink:actuate="onLoad" draw:mime-type="image/png"/></draw:frame></text:p>
      <text:p text:style-name="P1"/>
      <text:p text:style-name="P1"/>
      <text:p text:style-name="P2">2.</text:p>
      <text:p text:style-name="P2"><draw:frame draw:style-name="fr2" draw:name="Image20" text:anchor-type="as-char" svg:width="3.25in" svg:height="0.7709in" draw:z-index="2"><draw:image xlink:href="Pictures/10000001000001380000004A271C9AA2C6221907.png" xlink:type="simple" xlink:show="embed" xlink:actuate="onLoad" draw:mime-type="image/png"/></draw:frame></text:p>
      <text:p text:style-name="P2"><draw:frame draw:style-name="fr2" draw:name="Image16" text:anchor-type="as-char" svg:width="6.2291in" svg:height="0.9374in" draw:z-index="3"><draw:image xlink:href="Pictures/10000001000002560000005A91A48A4FF0F04B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/text:p>
      <text:p text:style-name="P2"><draw:frame draw:style-name="fr1" draw:name="Image24" text:anchor-type="as-char" svg:width="6.9252in" svg:height="3.598in" draw:z-index="5"><draw:image xlink:href="Pictures/10000001000003150000019AE08DA17198274DDF.png" xlink:type="simple" xlink:show="embed" xlink:actuate="onLoad" draw:mime-type="image/png"/></draw:frame></text:p>
      <text:p text:style-name="P2"><draw:frame draw:style-name="fr2" draw:name="Image19" text:anchor-type="as-char" svg:width="6.1457in" svg:height="1.1665in" draw:z-index="4"><draw:image xlink:href="Pictures/100000010000024E0000007030DEE09D6F29B635.png" xlink:type="simple" xlink:show="embed" xlink:actuate="onLoad" draw:mime-type="image/png"/></draw:frame></text:p>
      <text:p text:style-name="P2"/>
      <text:p text:style-name="P2">4.</text:p>
      <text:p text:style-name="P2"><draw:frame draw:style-name="fr2" draw:name="Image1" text:anchor-type="as-char" svg:width="6.3752in" svg:height="1.75in" draw:z-index="6"><draw:image xlink:href="Pictures/1000000100000264000000A8FF9CECE22F15198C.png" xlink:type="simple" xlink:show="embed" xlink:actuate="onLoad" draw:mime-type="image/png"/></draw:frame></text:p>
      <text:p text:style-name="P2"/>
      <text:p text:style-name="P3">5.</text:p>
      <text:p text:style-name="P3"><draw:frame draw:style-name="fr2" draw:name="Image2" text:anchor-type="as-char" svg:width="6.3752in" svg:height="1.75in" draw:z-index="7"><draw:image xlink:href="Pictures/1000000100000264000000A8F2BD81A26C9670BA.png" xlink:type="simple" xlink:show="embed" xlink:actuate="onLoad" draw:mime-type="image/png"/></draw:frame></text:p>
      <text:p text:style-name="P3"><text:soft-page-break/><draw:frame draw:style-name="fr2" draw:name="Image3" text:anchor-type="as-char" svg:width="6.3752in" svg:height="1.75in" draw:z-index="8"><draw:image xlink:href="Pictures/1000000100000264000000A87B55BECA5D32A920.png" xlink:type="simple" xlink:show="embed" xlink:actuate="onLoad" draw:mime-type="image/png"/></draw:frame></text:p>
      <text:p text:style-name="P3"/>
      <text:p text:style-name="P3"><draw:frame draw:style-name="fr1" draw:name="Image25" text:anchor-type="as-char" svg:width="6.9252in" svg:height="2.011in" draw:z-index="9"><draw:image xlink:href="Pictures/100000010000029C000000C21E9DED9254322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1:21:12.189181247</meta:creation-date>
    <dc:date>2022-11-18T21:33:26.713798443</dc:date>
    <meta:editing-duration>PT2M14S</meta:editing-duration>
    <meta:editing-cycles>1</meta:editing-cycles>
    <meta:document-statistic meta:table-count="0" meta:image-count="10" meta:object-count="0" meta:page-count="3" meta:paragraph-count="16" meta:word-count="9" meta:character-count="27" meta:non-whitespace-character-count="25"/>
    <meta:generator>LibreOffice/7.3.6.2$Linux_X86_64 LibreOffice_project/30$Build-2</meta:generator>
  </office:meta>
</office:document-meta>
</file>